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3" style:parent-style-name="Policepardéfaut" style:family="text">
      <style:text-properties fo:background-color="#FFFF00"/>
    </style:style>
    <style:style style:name="T4" style:parent-style-name="Policepardéfaut" style:family="text">
      <style:text-properties fo:background-color="#FFFF00"/>
    </style:style>
    <style:style style:name="T5" style:parent-style-name="Policepardéfaut" style:family="text">
      <style:text-properties fo:background-color="#FFFF00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7" style:parent-style-name="Standard" style:family="paragraph">
      <style:text-properties fo:font-style="italic" style:font-style-asian="italic" style:font-style-complex="italic"/>
    </style:style>
    <style:style style:name="P8" style:parent-style-name="Standard" style:family="paragraph">
      <style:text-properties fo:font-style="italic" style:font-style-asian="italic" style:font-style-complex="italic"/>
    </style:style>
    <style:style style:name="P9" style:parent-style-name="Standard" style:family="paragraph">
      <style:text-properties fo:font-style="italic" style:font-style-asian="italic" style:font-style-complex="italic"/>
    </style:style>
    <style:style style:name="P10" style:parent-style-name="Standard" style:family="paragraph">
      <style:text-properties fo:font-style="italic" style:font-style-asian="italic" style:font-style-complex="italic"/>
    </style:style>
    <style:style style:name="P11" style:parent-style-name="Standard" style:family="paragraph">
      <style:text-properties fo:font-style="italic" style:font-style-asian="italic" style:font-style-complex="italic"/>
    </style:style>
    <style:style style:name="P12" style:parent-style-name="Standard" style:family="paragraph">
      <style:text-properties fo:font-style="italic" style:font-style-asian="italic" style:font-style-complex="italic"/>
    </style:style>
    <style:style style:name="P13" style:parent-style-name="Standard" style:family="paragraph">
      <style:text-properties fo:font-style="italic" style:font-style-asian="italic" style:font-style-complex="italic"/>
    </style:style>
    <style:style style:name="P14" style:parent-style-name="Standard" style:family="paragraph">
      <style:text-properties fo:font-style="italic" style:font-style-asian="italic" style:font-style-complex="italic"/>
    </style:style>
    <style:style style:name="P15" style:parent-style-name="Standard" style:family="paragraph">
      <style:text-properties fo:font-style="italic" style:font-style-asian="italic" style:font-style-complex="italic"/>
    </style:style>
    <style:style style:name="P16" style:parent-style-name="Standard" style:family="paragraph">
      <style:text-properties fo:font-style="italic" style:font-style-asian="italic" style:font-style-complex="italic"/>
    </style:style>
    <style:style style:name="P17" style:parent-style-name="Standard" style:family="paragraph">
      <style:text-properties fo:font-style="italic" style:font-style-asian="italic" style:font-style-complex="italic"/>
    </style:style>
    <style:style style:name="P18" style:parent-style-name="Standard" style:family="paragraph">
      <style:text-properties fo:font-style="italic" style:font-style-asian="italic" style:font-style-complex="italic"/>
    </style:style>
    <style:style style:name="P19" style:parent-style-name="Standard" style:family="paragraph">
      <style:text-properties fo:font-style="italic" style:font-style-asian="italic" style:font-style-complex="italic"/>
    </style:style>
    <style:style style:name="P20" style:parent-style-name="Standard" style:family="paragraph">
      <style:text-properties fo:font-style="italic" style:font-style-asian="italic" style:font-style-complex="italic"/>
    </style:style>
    <style:style style:name="P21" style:parent-style-name="Standard" style:family="paragraph">
      <style:text-properties fo:font-style="italic" style:font-style-asian="italic" style:font-style-complex="italic"/>
    </style:style>
    <style:style style:name="P22" style:parent-style-name="Standard" style:family="paragraph">
      <style:text-properties fo:font-style="italic" style:font-style-asian="italic" style:font-style-complex="italic"/>
    </style:style>
    <style:style style:name="P23" style:parent-style-name="Standard" style:family="paragraph">
      <style:text-properties fo:font-style="italic" style:font-style-asian="italic" style:font-style-complex="italic"/>
    </style:style>
    <style:style style:name="P24" style:parent-style-name="Standard" style:family="paragraph">
      <style:text-properties fo:font-style="italic" style:font-style-asian="italic" style:font-style-complex="italic"/>
    </style:style>
    <style:style style:name="P25" style:parent-style-name="Standard" style:family="paragraph">
      <style:text-properties fo:font-style="italic" style:font-style-asian="italic" style:font-style-complex="italic"/>
    </style:style>
    <style:style style:name="P26" style:parent-style-name="Standard" style:family="paragraph">
      <style:text-properties fo:font-style="italic" style:font-style-asian="italic" style:font-style-complex="italic"/>
    </style:style>
    <style:style style:name="P27" style:parent-style-name="Standard" style:family="paragraph">
      <style:text-properties fo:font-style="italic" style:font-style-asian="italic" style:font-style-complex="italic"/>
    </style:style>
    <style:style style:name="P28" style:parent-style-name="Standard" style:family="paragraph">
      <style:text-properties fo:font-style="italic" style:font-style-asian="italic" style:font-style-complex="italic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2 Première partie : Préparation des tables des tours 2016 à XXXX</text:p>
      <text:p text:style-name="P2"/>
      <text:p text:style-name="Standard">L'objectif est de réaliser un ou plusieurs formulaires de mise à jour de la table Coureur. Le langage utilisé sera</text:p>
      <text:p text:style-name="Standard">le<text:s/>PHP et la présentation sera faite en HTML.</text:p>
      <text:p text:style-name="Standard">Les tables doivent posséder des clés primaires [est étrangères le cas échéant]</text:p>
      <text:p text:style-name="Standard">● TDF_COUREUR :</text:p>
      <text:p text:style-name="Standard">◦<text:s/>On ne peut supprimer un coureur qui possède des participations au tour de France,</text:p>
      <text:p text:style-name="Standard">◦<text:s/>Une modification ne peut concerner le numéro de coureur,</text:p>
      <text:p text:style-name="Standard">◦<text:s/>Les champs : nom,prenom et code_tdf sont obligatoires et ce triplet doit être unique,</text:p>
      <text:p text:style-name="Standard">◦<text:s/>num_coureur est calculé,</text:p>
      <text:p text:style-name="Standard">◦<text:s/>les noms des coureurs sont écrits en majuscule sans accent. Les tirets (dont 1 double tiret), espaces</text:p>
      <text:p text:style-name="Standard">isolés sont<text:s/>autorisés mais pas au début et à la fin. Les apostrophes sont autorisées. Les caractères</text:p>
      <text:p text:style-name="Standard">autorisés sont ceux de l'alphabet français (sans ligature),</text:p>
      <text:p text:style-name="Standard">◦<text:s/>les prénoms des coureurs sont écrits en minuscule sauf les premières lettres de chaque mot, codée en</text:p>
      <text:p text:style-name="Standard">majuscule sans accent. Les tirets et espaces isolés sont autorisés mais ni au début, ni à la fin,</text:p>
      <text:p text:style-name="Standard">Attention aux suppressions et modifications : l'intégrité référentielle doit être préservée.</text:p>
      <text:p text:style-name="Standard"/>
      <text:p text:style-name="Standard">L'application minimale :</text:p>
      <text:p text:style-name="Standard">● proposera des formulaires d'ajout d'information dans la base</text:p>
      <text:p text:style-name="Standard">● respectera l'intégrité référentielle</text:p>
      <text:p text:style-name="Standard">● empêchera l'inscription de données absurdes</text:p>
      <text:p text:style-name="Standard">● ne videra pas un formulaire s'il n'a pas été complété correctement</text:p>
      <text:p text:style-name="Standard">Plusieurs options peuvent permettre d'améliorer l'application</text:p>
      <text:p text:style-name="Standard">● une page générale<text:s/>proposant tous les ajouts</text:p>
      <text:p text:style-name="Standard">● des menus déroulant d'aide à la saisie</text:p>
      <text:p text:style-name="Standard">● l'affichage des données inscrites avant enregistrement définitif dans la table</text:p>
      <text:p text:style-name="Standard">● des scripts de vérification des données saisies</text:p>
      <text:p text:style-name="Standard">● le calcul automatique des identifiants</text:p>
      <text:p text:style-name="Standard">● amélioration de<text:s/>la présentation par des feuilles de style</text:p>
      <text:p text:style-name="Standard">● journal des transactions et des éventuelles erreurs</text:p>
      <text:p text:style-name="Standard">● possibilité de visualiser voire de corriger la base</text:p>
      <text:p text:style-name="Standard"/>
      <text:p text:style-name="Standard">● identification de l'utilisateur (gestion de la sécurité)</text:p>
      <text:p text:style-name="Standard">● consultations variées des données TDF</text:p>
      <text:p text:style-name="Standard">Pour<text:s/>le formulaire coureur et par ordre de priorité, il faut être capable</text:p>
      <text:p text:style-name="Standard"><text:span text:style-name="T3">• d'ajouter +++</text:span></text:p>
      <text:p text:style-name="Standard"><text:span text:style-name="T4">• d'afficher les infos [avec tris et sélections] ++</text:span></text:p>
      <text:p text:style-name="Standard">• de modifier une donnée ~+</text:p>
      <text:p text:style-name="Standard"><text:span text:style-name="T5">• de supprimer une donnée ~-</text:span></text:p>
      <text:p text:style-name="Standard">Développer d'autres formulaires et peaufiner la présentation est une erreur si la page coureur est</text:p>
      <text:p text:style-name="Standard">imparfaite !</text:p>
      <text:p text:style-name="Standard">Conseils :</text:p>
      <text:p text:style-name="Standard">• Convertir le serveur oracle en encodage ISO (bien adapté aux contraintes) mais développer en UTF8</text:p>
      <text:p text:style-name="Standard">• Privilégier le développement de nombreuses petites fonctions de traitement</text:p>
      <text:p text:style-name="Standard">• Ne développer<text:s/>les formulaires que lorsque les traitements fonctionnent</text:p>
      <text:p text:style-name="Standard">• Faire tester régulièrement l'application</text:p>
      <text:p text:style-name="Standard"/>
      <text:p text:style-name="Standard"/>
      <text:p text:style-name="Standard"/>
      <text:p text:style-name="Standard"/>
      <text:p text:style-name="P6">3 seconde partie : Affichage des données TDF</text:p>
      <text:p text:style-name="P7">L'objectif est de permettre la visualisation de toutes les informations de la base. Grâce à des menus<text:s/>adaptés et</text:p>
      <text:p text:style-name="P8">aux jointures entre les tables, il sera possible de montrer des informations très complètes.</text:p>
      <text:p text:style-name="P9">Exemples : à partir de la page</text:p>
      <text:p text:style-name="P10">• " coureur " : on peut accéder</text:p>
      <text:p text:style-name="P11">◦<text:s/>au palmarès d'un coureur</text:p>
      <text:p text:style-name="P12">◦<text:s/>aux équipes et à ses sponsors</text:p>
      <text:p text:style-name="P13">◦<text:s/>…</text:p>
      <text:p text:style-name="P14">• " epreuve " on peut accéder</text:p>
      <text:p text:style-name="P15">◦<text:s/>au classement d'une épreuve</text:p>
      <text:p text:style-name="P16">◦<text:s/>au classement général d'une année</text:p>
      <text:p text:style-name="P17">• " temps " on peut accéder</text:p>
      <text:p text:style-name="P18">◦<text:s/>au palmarès d'un coureur</text:p>
      <text:p text:style-name="P19">◦<text:s/>au classement général d'une année</text:p>
      <text:p text:style-name="P20">◦<text:s/>aux équipes et à ses sponsors</text:p>
      <text:p text:style-name="P21">◦<text:s/>…</text:p>
      <text:p text:style-name="P22">• " Equipe-sponsor "</text:p>
      <text:p text:style-name="P23">◦<text:s/>aux coureurs des différents tours</text:p>
      <text:p text:style-name="P24">◦<text:s/>aux différents sponsors d'une équipe</text:p>
      <text:p text:style-name="P25">◦<text:s/>aux équipes précédentes et suivantes</text:p>
      <text:p text:style-name="P26">◦<text:s/>…</text:p>
      <text:p text:style-name="P27">Des systèmes de filtres et de recherches permettent d'obtenir des informations précises.</text:p>
      <text:p text:style-name="P28">Il est toujours possible de revenir à la page précédent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soft-page-break/>
      <text:p text:style-name="P47">4<text:s/>Première partie : Saisies des autres données des tours 2016 à XXXX</text:p>
      <text:p text:style-name="Standard">L'objectif est de réaliser un ou plusieurs formulaires de mise à jour des tables du tour de France.</text:p>
      <text:p text:style-name="Standard"/>
      <text:p text:style-name="Standard">● TDF_SPONSOR</text:p>
      <text:p text:style-name="Standard">◦<text:s/>Est considéré comme nouveau sponsor une « équipe » dont le nom exact + nom abrégé + code_tdf</text:p>
      <text:p text:style-name="Standard">n'est pas ou plus dans la liste des sponsors actifs. Le sponsor actif est le dernier sponsor d'une</text:p>
      <text:p text:style-name="Standard">équipe qui n'a pas disparue. Créer un nouveau sponsor consiste à « remplacer » (par ajout d'un</text:p>
      <text:p text:style-name="Standard">nouveau sponsor) l'ancien sponsor par le<text:s/>nouveau.</text:p>
      <text:p text:style-name="Standard">◦<text:s/>2 sponsors actifs ne peuvent avoir les mêmes caractéristiques (nom + na_sponsor + code_tdf)</text:p>
      <text:p text:style-name="Standard">◦<text:s/>Les noms des sponsors sont écrits en majuscule sans accent : tous les caractères (même ceux de</text:p>
      <text:p text:style-name="Standard">contrôle) sont autorisés.</text:p>
      <text:p text:style-name="Standard"/>
      <text:p text:style-name="Standard">● TDF_EQUIPE</text:p>
      <text:p text:style-name="Standard">◦<text:s/>Quand une<text:s/>nouvelle équipe est créée, un nouveau sponsor lui est associé (création). Il doit être</text:p>
      <text:p text:style-name="Standard">différent des autres sponsors actifs</text:p>
      <text:p text:style-name="Standard"/>
      <text:p text:style-name="Standard">● TDF_PARTI_EQUIPE</text:p>
      <text:p text:style-name="Standard">◦<text:s/>Cette table contient la participation des équipes au tour de France. Seuls les sponsors actifs peuvent</text:p>
      <text:p text:style-name="Standard">être<text:s/>inscrits</text:p>
      <text:p text:style-name="Standard">◦<text:s/>Au moins un directeur est associé à cette participation.</text:p>
      <text:p text:style-name="Standard">◦<text:s/>Un directeur ne peut participer au même tour de France avec plusieurs sponsors</text:p>
      <text:p text:style-name="Standard">◦<text:s/>les couples nom,prénom doivent être uniques</text:p>
      <text:p text:style-name="Standard"/>
      <text:p text:style-name="Standard">● TDF_PARTI_COUREUR</text:p>
      <text:p text:style-name="Standard">◦<text:s/>Les coureurs peuvent être inscrits dans les équipes elles-mêmes participantes.</text:p>
      <text:p text:style-name="Standard">◦<text:s/>9 coureurs peuvent être inscrits dans chaque équipe</text:p>
      <text:p text:style-name="Standard">◦<text:s/>les dossards d'une équipe appartient à la même dizaine (de X1 à X9)</text:p>
      <text:p text:style-name="Standard">◦<text:s/>les dossards doivent être uniques à chaque tour de France</text:p>
      <text:p text:style-name="Standard">◦<text:s/>un coureur ne peut-être inscrit à plusieurs tours de France la même année</text:p>
      <text:p text:style-name="Standard"/>
      <text:p text:style-name="Standard">● TDF_EPREUVE</text:p>
      <text:p text:style-name="Standard">◦<text:s/>Les villes des épreuves sont codées comme les noms des coureurs . Les chiffres sont autorisés,</text:p>
      <text:p text:style-name="Standard">◦<text:s/>Les jours d'épreuves sont uniques</text:p>
      <text:p text:style-name="Standard">◦<text:s/>Seule la propriété « moyenne » est facultative</text:p>
      <text:p text:style-name="Standard"/>
      <text:p text:style-name="Standard"/>
      <text:p text:style-name="Standard"/>
      <text:p text:style-name="Standard">Dans un<text:s/>souci d'efficacité chaque groupe pourra éventuellement développer après le formulaire coureur +</text:p>
      <text:p text:style-name="Standard">(s’il est parfait)</text:p>
      <text:p text:style-name="Standard">○ très faible intérêt :</text:p>
      <text:p text:style-name="Standard">■ le formulaire année</text:p>
      <text:p text:style-name="Standard">■ le formulaire pays</text:p>
      <text:p text:style-name="Standard">○ moyenne difficulté :</text:p>
      <text:p text:style-name="Standard">■ le formulaire sponsor</text:p>
      <text:p text:style-name="Standard">■ le formulaire équipe</text:p>
      <text:p text:style-name="Standard">■ le<text:s/>formulaire épreuve</text:p>
      <text:p text:style-name="Standard">○ la complète :</text:p>
      <text:p text:style-name="Standard">■ le formulaire parti_equipe [avec lien sur création d'équipe et pays]</text:p>
      <text:p text:style-name="Standard">■ le formulaire parti_coureur [avec lien sur création de coureur et pays]</text:p>
      <text:p text:style-name="Standard">○ la super complète :</text:p>
      <text:soft-page-break/>
      <text:p text:style-name="Standard">■ tous les formulaires sauf abandon, typeaban, temps,<text:s/>ordrequi</text:p>
      <text:p text:style-name="Standard">d’un coureu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Xavière Frémont</meta:initial-creator>
    <dc:creator>Xavière Frémont</dc:creator>
    <meta:creation-date>2016-11-03T12:33:00Z</meta:creation-date>
    <dc:date>2016-11-03T12:35:00Z</dc:date>
    <meta:template xlink:href="Normal" xlink:type="simple"/>
    <meta:editing-cycles>3</meta:editing-cycles>
    <meta:editing-duration>PT180S</meta:editing-duration>
    <meta:document-statistic meta:page-count="4" meta:paragraph-count="11" meta:word-count="895" meta:character-count="5809" meta:row-count="41" meta:non-whitespace-character-count="4925"/>
  </office:meta>
</office:document-meta>
</file>